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Heading_20_3">
      <style:text-properties fo:font-size="13pt" officeooo:rsid="00146485" officeooo:paragraph-rsid="00146485" style:font-size-asian="11.3500003814697pt" style:font-size-complex="13pt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Standard">
      <style:text-properties fo:font-size="13pt" officeooo:rsid="00146485" officeooo:paragraph-rsid="00146485" style:font-size-asian="11.3500003814697pt" style:font-size-complex="13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Guía Completa para Configurar el Sistema de Reservas</text:h>
      <text:h text:style-name="Heading_20_4" text:outline-level="4">1. <text:span text:style-name="Strong_20_Emphasis">Instalación de Dependencias Necesarias</text:span></text:h>
      <text:p text:style-name="Text_20_body">Antes de comenzar, asegúrate de tener acceso a la terminal de tu sistema. Puedes utilizar la terminal en Linux.</text:p>
      <text:h text:style-name="Heading_20_5" text:outline-level="5">1.1. Actualiza tu sistema</text:h>
      <text:p text:style-name="Text_20_body">Abre la terminal y ejecuta:</text:p>
      <text:p text:style-name="Preformatted_20_Text">bash</text:p>
      <text:p text:style-name="Preformatted_20_Text">Copy code</text:p>
      <text:p text:style-name="P3"><text:span text:style-name="Source_20_Text">sudo apt update &amp;&amp; sudo apt upgrade -y</text:span></text:p>
      <text:h text:style-name="Heading_20_5" text:outline-level="5">1.2. Instalar Python y pip</text:h>
      <text:p text:style-name="Text_20_body">Ejecuta el siguiente comando para instalar Python y pip:</text:p>
      <text:p text:style-name="Preformatted_20_Text">bash</text:p>
      <text:p text:style-name="Preformatted_20_Text">Copy code</text:p>
      <text:p text:style-name="P3"><text:span text:style-name="Source_20_Text">sudo apt install python3 python3-pip python3-venv -y</text:span></text:p>
      <text:h text:style-name="Heading_20_5" text:outline-level="5">1.3. Instalar PostgreSQL</text:h>
      <text:p text:style-name="Text_20_body">Instala PostgreSQL y sus contribuciones:</text:p>
      <text:p text:style-name="Preformatted_20_Text">bash</text:p>
      <text:p text:style-name="Preformatted_20_Text">Copy code</text:p>
      <text:p text:style-name="P3"><text:span text:style-name="Source_20_Text">sudo apt install postgresql postgresql-contrib -y</text:span></text:p>
      <text:h text:style-name="Heading_20_4" text:outline-level="4">2. <text:span text:style-name="Strong_20_Emphasis">Crear y Activar un Entorno Virtual</text:span></text:h>
      <text:p text:style-name="Text_20_body">Los entornos virtuales ayudan a mantener las dependencias de los proyectos separadas.</text:p>
      <text:h text:style-name="Heading_20_5" text:outline-level="5">2.1. Crear el directorio del proyecto</text:h>
      <text:p text:style-name="Preformatted_20_Text">bash</text:p>
      <text:p text:style-name="Preformatted_20_Text">Copy code</text:p>
      <text:p text:style-name="P2"><text:span text:style-name="Source_20_Text">cd ~ <text:s/># Cambiar al directorio home del usuario</text:span></text:p>
      <text:p text:style-name="P4"><text:span text:style-name="Source_20_Text">mkdir clinica <text:s/># Crear un directorio para el proyecto</text:span></text:p>
      <text:p text:style-name="P5"><text:span text:style-name="Source_20_Text">cd clinica <text:s/># Cambiar al directorio del proyecto</text:span></text:p>
      <text:h text:style-name="Heading_20_5" text:outline-level="5">2.2. Crear un entorno virtual</text:h>
      <text:p text:style-name="Preformatted_20_Text">bash</text:p>
      <text:p text:style-name="Preformatted_20_Text">Copy code</text:p>
      <text:p text:style-name="P3"><text:span text:style-name="Source_20_Text">python3 -m venv env <text:s/># Crear un entorno virtual llamado "env"</text:span></text:p>
      <text:h text:style-name="Heading_20_5" text:outline-level="5">2.3. Activar el entorno virtual</text:h>
      <text:p text:style-name="Preformatted_20_Text">bash</text:p>
      <text:p text:style-name="Preformatted_20_Text">Copy code</text:p>
      <text:p text:style-name="P3"><text:span text:style-name="Source_20_Text">source env/bin/activate <text:s/># Activar el entorno virtual</text:span></text:p>
      <text:h text:style-name="Heading_20_4" text:outline-level="4">3. <text:span text:style-name="Strong_20_Emphasis">Instalar Django y Otras Dependencias</text:span></text:h>
      <text:p text:style-name="Text_20_body">Con el entorno virtual activado, instala Django y psycopg2:</text:p>
      <text:p text:style-name="Preformatted_20_Text">bash</text:p>
      <text:p text:style-name="Preformatted_20_Text">Copy code</text:p>
      <text:p text:style-name="P3"><text:soft-page-break/><text:span text:style-name="Source_20_Text">pip install django psycopg2-binary <text:s/># Instalar Django y psycopg2</text:span></text:p>
      <text:h text:style-name="Heading_20_4" text:outline-level="4">4. <text:span text:style-name="Strong_20_Emphasis">Crear un Proyecto Django</text:span></text:h>
      <text:p text:style-name="Text_20_body">Ahora crearás un nuevo proyecto Django:</text:p>
      <text:p text:style-name="Preformatted_20_Text">bash</text:p>
      <text:p text:style-name="Preformatted_20_Text">Copy code</text:p>
      <text:p text:style-name="P2"><text:span text:style-name="Source_20_Text">django-admin startproject clinica <text:s/># Crear un nuevo proyecto llamado "clinica"</text:span></text:p>
      <text:p text:style-name="P5"><text:span text:style-name="Source_20_Text">cd clinica <text:s/># Cambiar al directorio del proyecto</text:span></text:p>
      <text:h text:style-name="Heading_20_4" text:outline-level="4">5. <text:span text:style-name="Strong_20_Emphasis">Configurar la Base de Datos PostgreSQL</text:span></text:h>
      <text:h text:style-name="Heading_20_5" text:outline-level="5">5.1. Crear una Base de Datos y un Usuario</text:h>
      <text:p text:style-name="Text_20_body">Accede a la consola de PostgreSQL:</text:p>
      <text:p text:style-name="Preformatted_20_Text">bash</text:p>
      <text:p text:style-name="Preformatted_20_Text">Copy code</text:p>
      <text:p text:style-name="P3"><text:span text:style-name="Source_20_Text">sudo -u postgres psql <text:s/># Acceder a PostgreSQL como usuario "postgres"</text:span></text:p>
      <text:p text:style-name="Text_20_body">Dentro de la consola de PostgreSQL, ejecuta los siguientes comandos:</text:p>
      <text:p text:style-name="Preformatted_20_Text">sql</text:p>
      <text:p text:style-name="Preformatted_20_Text">Copy code</text:p>
      <text:p text:style-name="P2"><text:span text:style-name="Source_20_Text">-- Crear un nuevo usuario</text:span></text:p>
      <text:p text:style-name="P4"><text:span text:style-name="Source_20_Text">CREATE USER tu_usuario WITH PASSWORD 'tu_contraseña';</text:span></text:p>
      <text:p text:style-name="P4"/>
      <text:p text:style-name="P4"><text:span text:style-name="Source_20_Text">-- Crear una base de datos</text:span></text:p>
      <text:p text:style-name="P4"><text:span text:style-name="Source_20_Text">CREATE DATABASE clinica_db;</text:span></text:p>
      <text:p text:style-name="P4"/>
      <text:p text:style-name="P4"><text:span text:style-name="Source_20_Text">-- Asignar permisos al usuario sobre la base de datos</text:span></text:p>
      <text:p text:style-name="P4"><text:span text:style-name="Source_20_Text">GRANT ALL PRIVILEGES ON DATABASE clinica_db TO tu_usuario;</text:span></text:p>
      <text:p text:style-name="P4"/>
      <text:p text:style-name="P4"><text:span text:style-name="Source_20_Text">-- Salir de la consola de PostgreSQL</text:span></text:p>
      <text:p text:style-name="P5"><text:span text:style-name="Source_20_Text">\q</text:span></text:p>
      <text:p text:style-name="Text_20_body">Cambia <text:span text:style-name="Source_20_Text">tu_usuario</text:span> y <text:span text:style-name="Source_20_Text">tu_contraseña</text:span> por el nombre de usuario y contraseña que desees utilizar.</text:p>
      <text:h text:style-name="Heading_20_5" text:outline-level="5">5.2. Configurar Django para Usar PostgreSQL</text:h>
      <text:p text:style-name="Text_20_body">Abre el archivo de configuración de Django <text:span text:style-name="Source_20_Text">settings.py</text:span>:</text:p>
      <text:p text:style-name="Preformatted_20_Text">bash</text:p>
      <text:p text:style-name="Preformatted_20_Text">Copy code</text:p>
      <text:p text:style-name="P3"><text:span text:style-name="Source_20_Text">nano clinica/settings.py <text:s/># Abrir el archivo de configuración de Django</text:span></text:p>
      <text:p text:style-name="Text_20_body">Busca la sección <text:span text:style-name="Source_20_Text">DATABASES</text:span> y cámbiala para usar PostgreSQL:</text:p>
      <text:p text:style-name="Preformatted_20_Text">python</text:p>
      <text:p text:style-name="Preformatted_20_Text">Copy code</text:p>
      <text:p text:style-name="P2"><text:span text:style-name="Source_20_Text">DATABASES = {</text:span></text:p>
      <text:p text:style-name="P4"><text:span text:style-name="Source_20_Text"><text:s text:c="4"/>'default': {</text:span></text:p>
      <text:p text:style-name="P4"><text:span text:style-name="Source_20_Text"><text:s text:c="8"/>'ENGINE': 'django.db.backends.postgresql',</text:span></text:p>
      <text:p text:style-name="P4"><text:span text:style-name="Source_20_Text"><text:s text:c="8"/>'NAME': 'clinica_db',</text:span></text:p>
      <text:p text:style-name="P4"><text:span text:style-name="Source_20_Text"><text:s text:c="8"/>'USER': 'tu_usuario',</text:span></text:p>
      <text:p text:style-name="P4"><text:span text:style-name="Source_20_Text"><text:s text:c="8"/>'PASSWORD': 'tu_contraseña',</text:span></text:p>
      <text:p text:style-name="P4"><text:span text:style-name="Source_20_Text"><text:s text:c="8"/>'HOST': 'localhost',</text:span></text:p>
      <text:p text:style-name="P4"><text:span text:style-name="Source_20_Text"><text:s text:c="8"/>'PORT': '',</text:span></text:p>
      <text:p text:style-name="P4"><text:span text:style-name="Source_20_Text"><text:s text:c="4"/>}</text:span></text:p>
      <text:p text:style-name="P5"><text:soft-page-break/><text:span text:style-name="Source_20_Text">}</text:span></text:p>
      <text:p text:style-name="Text_20_body">Guarda y cierra el archivo (presiona <text:span text:style-name="Source_20_Text">Ctrl + O</text:span>, luego <text:span text:style-name="Source_20_Text">Enter</text:span> y finalmente <text:span text:style-name="Source_20_Text">Ctrl + X</text:span>).</text:p>
      <text:h text:style-name="Heading_20_4" text:outline-level="4">6. <text:span text:style-name="Strong_20_Emphasis">Crear la Aplicación para Reservas</text:span></text:h>
      <text:p text:style-name="Text_20_body">Ahora crearás una nueva aplicación dentro de tu proyecto Django:</text:p>
      <text:p text:style-name="Preformatted_20_Text">bash</text:p>
      <text:p text:style-name="Preformatted_20_Text">Copy code</text:p>
      <text:p text:style-name="P3"><text:span text:style-name="Source_20_Text">python manage.py startapp reservas <text:s/># Crear una nueva aplicación llamada "reservas"</text:span></text:p>
      <text:h text:style-name="Heading_20_4" text:outline-level="4">7. <text:span text:style-name="Strong_20_Emphasis">Configurar las URLs y Vistas</text:span></text:h>
      <text:h text:style-name="Heading_20_5" text:outline-level="5">7.1. Editar <text:span text:style-name="Source_20_Text">urls.py</text:span> en el Proyecto</text:h>
      <text:p text:style-name="Text_20_body">Abre el archivo <text:span text:style-name="Source_20_Text">urls.py</text:span> en el directorio <text:span text:style-name="Source_20_Text">clinica</text:span>:</text:p>
      <text:p text:style-name="Preformatted_20_Text">bash</text:p>
      <text:p text:style-name="Preformatted_20_Text">Copy code</text:p>
      <text:p text:style-name="P3"><text:span text:style-name="Source_20_Text">nano clinica/urls.py <text:s/># Abrir el archivo de URLs del proyecto</text:span></text:p>
      <text:p text:style-name="Text_20_body">Agrega la importación y la ruta para <text:span text:style-name="Source_20_Text">reservas</text:span>:</text:p>
      <text:p text:style-name="Preformatted_20_Text">python</text:p>
      <text:p text:style-name="Preformatted_20_Text">Copy code</text:p>
      <text:p text:style-name="P2"><text:span text:style-name="Source_20_Text">from django.contrib import admin</text:span></text:p>
      <text:p text:style-name="P4"><text:span text:style-name="Source_20_Text">from django.urls import path, include <text:s/># Importar include</text:span></text:p>
      <text:p text:style-name="P4"/>
      <text:p text:style-name="P4"><text:span text:style-name="Source_20_Text">urlpatterns = [</text:span></text:p>
      <text:p text:style-name="P4"><text:span text:style-name="Source_20_Text"><text:s text:c="4"/>path('admin/', admin.site.urls),</text:span></text:p>
      <text:p text:style-name="P4"><text:span text:style-name="Source_20_Text"><text:s text:c="4"/>path('reservas/', include('reservas.urls')), <text:s/># Incluir las URLs de la aplicación "reservas"</text:span></text:p>
      <text:p text:style-name="P5"><text:span text:style-name="Source_20_Text">]</text:span></text:p>
      <text:h text:style-name="Heading_20_5" text:outline-level="5">7.2. Crear el Archivo <text:span text:style-name="Source_20_Text">urls.py</text:span> en la Aplicación <text:span text:style-name="Source_20_Text">reservas</text:span></text:h>
      <text:p text:style-name="Text_20_body">Crea un archivo llamado <text:span text:style-name="Source_20_Text">urls.py</text:span> en la carpeta <text:span text:style-name="Source_20_Text">reservas</text:span>:</text:p>
      <text:p text:style-name="Preformatted_20_Text">bash</text:p>
      <text:p text:style-name="Preformatted_20_Text">Copy code</text:p>
      <text:p text:style-name="P3"><text:span text:style-name="Source_20_Text">nano reservas/urls.py <text:s/># Crear el archivo de URLs para la aplicación "reservas"</text:span></text:p>
      <text:p text:style-name="Text_20_body">Dentro de <text:span text:style-name="Source_20_Text">reservas/urls.py</text:span>, define las URLs para tu aplicación:</text:p>
      <text:p text:style-name="Preformatted_20_Text">python</text:p>
      <text:p text:style-name="Preformatted_20_Text">Copy code</text:p>
      <text:p text:style-name="P2"><text:span text:style-name="Source_20_Text">from django.urls import path</text:span></text:p>
      <text:p text:style-name="P4"><text:span text:style-name="Source_20_Text">from . import views</text:span></text:p>
      <text:p text:style-name="P4"/>
      <text:p text:style-name="P4"><text:span text:style-name="Source_20_Text">urlpatterns = [</text:span></text:p>
      <text:p text:style-name="P4"><text:span text:style-name="Source_20_Text"><text:s text:c="4"/>path('', views.index, name='index'), <text:s/># Ruta para la vista principal</text:span></text:p>
      <text:p text:style-name="P5"><text:span text:style-name="Source_20_Text">]</text:span></text:p>
      <text:h text:style-name="Heading_20_5" text:outline-level="5">7.3. Crear la Vista Principal</text:h>
      <text:p text:style-name="Text_20_body">Abre el archivo <text:span text:style-name="Source_20_Text">views.py</text:span> en la aplicación <text:span text:style-name="Source_20_Text">reservas</text:span>:</text:p>
      <text:p text:style-name="Preformatted_20_Text">bash</text:p>
      <text:p text:style-name="Preformatted_20_Text">Copy code</text:p>
      <text:p text:style-name="P3"><text:soft-page-break/><text:span text:style-name="Source_20_Text">nano reservas/views.py <text:s/># Abrir el archivo de vistas de la aplicación</text:span></text:p>
      <text:p text:style-name="Text_20_body">Agrega la siguiente vista:</text:p>
      <text:p text:style-name="Preformatted_20_Text">python</text:p>
      <text:p text:style-name="Preformatted_20_Text">Copy code</text:p>
      <text:p text:style-name="P2"><text:span text:style-name="Source_20_Text">from django.shortcuts import render</text:span></text:p>
      <text:p text:style-name="P4"/>
      <text:p text:style-name="P4"><text:span text:style-name="Source_20_Text">def index(request):</text:span></text:p>
      <text:p text:style-name="P5"><text:span text:style-name="Source_20_Text"><text:s text:c="4"/>return render(request, 'reservas/index.html') <text:s/># Renderizar la plantilla index.html</text:span></text:p>
      <text:h text:style-name="Heading_20_5" text:outline-level="5">7.4. Crear la Plantilla HTML</text:h>
      <text:p text:style-name="Text_20_body">Crea un directorio para las plantillas dentro de la aplicación <text:span text:style-name="Source_20_Text">reservas</text:span>:</text:p>
      <text:p text:style-name="Preformatted_20_Text">bash</text:p>
      <text:p text:style-name="Preformatted_20_Text">Copy code</text:p>
      <text:p text:style-name="P2"><text:span text:style-name="Source_20_Text">mkdir reservas/templates <text:s/># Crear el directorio para las plantillas</text:span></text:p>
      <text:p text:style-name="P5"><text:span text:style-name="Source_20_Text">mkdir reservas/templates/reservas <text:s/># Crear subdirectorio para plantillas de la aplicación</text:span></text:p>
      <text:p text:style-name="Text_20_body">Crea un archivo <text:span text:style-name="Source_20_Text">index.html</text:span> en <text:span text:style-name="Source_20_Text">reservas/templates/reservas</text:span>:</text:p>
      <text:p text:style-name="Preformatted_20_Text">bash</text:p>
      <text:p text:style-name="Preformatted_20_Text">Copy code</text:p>
      <text:p text:style-name="P3"><text:span text:style-name="Source_20_Text">nano reservas/templates/reservas/index.html <text:s/># Crear la plantilla HTML</text:span></text:p>
      <text:p text:style-name="Text_20_body">Agrega el siguiente contenido:</text:p>
      <text:p text:style-name="Preformatted_20_Text">html</text:p>
      <text:p text:style-name="Preformatted_20_Text">Copy code</text:p>
      <text:p text:style-name="P2"><text:span text:style-name="Source_20_Text">&lt;!DOCTYPE html&gt;</text:span></text:p>
      <text:p text:style-name="P4"><text:span text:style-name="Source_20_Text">&lt;html lang="es"&gt;</text:span></text:p>
      <text:p text:style-name="P4"><text:span text:style-name="Source_20_Text">&lt;head&gt;</text:span></text:p>
      <text:p text:style-name="P4"><text:span text:style-name="Source_20_Text"><text:s text:c="4"/>&lt;meta charset="UTF-8"&gt;</text:span></text:p>
      <text:p text:style-name="P4"><text:span text:style-name="Source_20_Text"><text:s text:c="4"/>&lt;meta name="viewport" content="width=device-width, initial-scale=1.0"&gt;</text:span></text:p>
      <text:p text:style-name="P4"><text:span text:style-name="Source_20_Text"><text:s text:c="4"/>&lt;title&gt;Reservas&lt;/title&gt;</text:span></text:p>
      <text:p text:style-name="P4"><text:span text:style-name="Source_20_Text">&lt;/head&gt;</text:span></text:p>
      <text:p text:style-name="P4"><text:span text:style-name="Source_20_Text">&lt;body&gt;</text:span></text:p>
      <text:p text:style-name="P4"><text:span text:style-name="Source_20_Text"><text:s text:c="4"/>&lt;h1&gt;Bienvenido al sistema de reservas&lt;/h1&gt;</text:span></text:p>
      <text:p text:style-name="P4"><text:span text:style-name="Source_20_Text">&lt;/body&gt;</text:span></text:p>
      <text:p text:style-name="P5"><text:span text:style-name="Source_20_Text">&lt;/html&gt;</text:span></text:p>
      <text:h text:style-name="Heading_20_4" text:outline-level="4">8. <text:span text:style-name="Strong_20_Emphasis">Realizar Migraciones y Crear el Superusuario</text:span></text:h>
      <text:p text:style-name="Text_20_body">Ahora, realizarás las migraciones y crearás un superusuario para acceder al panel de administración:</text:p>
      <text:p text:style-name="Preformatted_20_Text">bash</text:p>
      <text:p text:style-name="Preformatted_20_Text">Copy code</text:p>
      <text:p text:style-name="P2"><text:span text:style-name="Source_20_Text">python manage.py migrate <text:s/># Aplicar migraciones</text:span></text:p>
      <text:p text:style-name="P5"><text:span text:style-name="Source_20_Text">python manage.py createsuperuser <text:s/># Crear un superusuario</text:span></text:p>
      <text:p text:style-name="Text_20_body">Sigue las instrucciones para establecer el nombre de usuario y la contraseña.</text:p>
      <text:h text:style-name="Heading_20_4" text:outline-level="4">9. <text:span text:style-name="Strong_20_Emphasis">Iniciar el Servidor de Desarrollo de Django</text:span></text:h>
      <text:p text:style-name="Text_20_body">Inicia el servidor de desarrollo para probar tu aplicación:</text:p>
      <text:p text:style-name="Preformatted_20_Text">bash</text:p>
      <text:p text:style-name="Preformatted_20_Text"><text:soft-page-break/>Copy code</text:p>
      <text:p text:style-name="P3"><text:span text:style-name="Source_20_Text">python manage.py runserver <text:s/># Iniciar el servidor de desarrollo</text:span></text:p>
      <text:p text:style-name="Text_20_body">Accede a tu aplicación en tu navegador en <text:span text:style-name="Source_20_Text">http://127.0.0.1:8000/reservas/</text:span>.</text:p>
      <text:h text:style-name="Heading_20_4" text:outline-level="4">10. <text:span text:style-name="Strong_20_Emphasis">Configurar Cron Jobs</text:span></text:h>
      <text:p text:style-name="Text_20_body">Para programar tareas, como el envío de recordatorios, usarás <text:span text:style-name="Source_20_Text">cron</text:span>.</text:p>
      <text:h text:style-name="Heading_20_5" text:outline-level="5">10.1. Abrir Crontab</text:h>
      <text:p text:style-name="Text_20_body">Abre el crontab para editar:</text:p>
      <text:p text:style-name="Preformatted_20_Text">bash</text:p>
      <text:p text:style-name="Preformatted_20_Text">Copy code</text:p>
      <text:p text:style-name="P3"><text:span text:style-name="Source_20_Text">crontab -e <text:s/># Editar el crontab del usuario actual</text:span></text:p>
      <text:h text:style-name="Heading_20_5" text:outline-level="5">10.2. Agregar un Cron Job</text:h>
      <text:p text:style-name="Text_20_body">Agrega la siguiente línea al final del archivo para ejecutar el comando todos los días a las 9 AM:</text:p>
      <text:p text:style-name="Preformatted_20_Text">bash</text:p>
      <text:p text:style-name="Preformatted_20_Text">Copy code</text:p>
      <text:p text:style-name="P3"><text:span text:style-name="Source_20_Text">0 9 * * * /home/tu_usuario/Desktop/clinica/env/bin/python /home/tu_usuario/Desktop/clinica/clinica/manage.py enviar_recordatorios</text:span></text:p>
      <text:p text:style-name="Text_20_body">Asegúrate de cambiar <text:span text:style-name="Source_20_Text">tu_usuario</text:span> por tu nombre de usuario real. Guarda y sal del editor (<text:span text:style-name="Source_20_Text">Ctrl + O</text:span>, <text:span text:style-name="Source_20_Text">Enter</text:span>, <text:span text:style-name="Source_20_Text">Ctrl + X</text:span>).</text:p>
      <text:h text:style-name="Heading_20_4" text:outline-level="4">11. <text:span text:style-name="Strong_20_Emphasis">Comprobar el Crontab</text:span></text:h>
      <text:p text:style-name="Text_20_body">Verifica que tu cron job esté configurado correctamente:</text:p>
      <text:p text:style-name="Preformatted_20_Text">bash</text:p>
      <text:p text:style-name="Preformatted_20_Text">Copy code</text:p>
      <text:p text:style-name="P3"><text:span text:style-name="Source_20_Text">crontab -l <text:s/># Listar los cron jobs configurados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21:47:33.939278218</meta:creation-date>
    <meta:print-date>2024-11-04T21:53:10.719372831</meta:print-date>
    <dc:date>2024-11-05T00:02:21.599943747</dc:date>
    <meta:editing-duration>PT2H4M37S</meta:editing-duration>
    <meta:editing-cycles>1</meta:editing-cycles>
    <meta:document-statistic meta:table-count="0" meta:image-count="0" meta:object-count="0" meta:page-count="5" meta:paragraph-count="181" meta:word-count="922" meta:character-count="6141" meta:non-whitespace-character-count="5286"/>
    <meta:generator>LibreOffice/7.6.7.2$Linux_X86_64 LibreOffice_project/dd47e4b30cb7dab30588d6c79c651f218165e3c5</meta:generator>
  </office:meta>
</office:document-meta>
</file>